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EB000000747C91BB95.png" manifest:media-type="image/png"/>
  <manifest:file-entry manifest:full-path="Pictures/1000000000000431000002E94F6FBE48.png" manifest:media-type="image/png"/>
  <manifest:file-entry manifest:full-path="Pictures/10000000000003DD000000911B9222C7.png" manifest:media-type="image/png"/>
  <manifest:file-entry manifest:full-path="Pictures/10000000000003EB000000A3B24C132B.png" manifest:media-type="image/png"/>
  <manifest:file-entry manifest:full-path="Pictures/100000000000039A00000145C4B92B9B.png" manifest:media-type="image/png"/>
  <manifest:file-entry manifest:full-path="Pictures/10000000000003D8000000FF9A86C366.png" manifest:media-type="image/png"/>
  <manifest:file-entry manifest:full-path="Pictures/10000000000002B700000293ECD58A9D.png" manifest:media-type="image/png"/>
  <manifest:file-entry manifest:full-path="Pictures/100000000000042D000002EC14ED1F9F.png" manifest:media-type="image/png"/>
  <manifest:file-entry manifest:full-path="Pictures/10000000000003E600000247C1805CB8.png" manifest:media-type="image/png"/>
  <manifest:file-entry manifest:full-path="Pictures/100000000000022800000040B11AA1CC.png" manifest:media-type="image/png"/>
  <manifest:file-entry manifest:full-path="Pictures/10000000000003E7000000A01A905E8F.png" manifest:media-type="image/png"/>
  <manifest:file-entry manifest:full-path="Pictures/10000000000002DE0000006408FEA5D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39d8d" officeooo:paragraph-rsid="00139d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PI CheatSheet</text:p>
      <text:p text:style-name="P1"><draw:frame draw:style-name="fr1" draw:name="Image11" text:anchor-type="paragraph" svg:x="0in" svg:y="0.1335in" svg:width="3.0756in" svg:height="0.3992in" draw:z-index="10"><draw:image xlink:href="Pictures/10000000000002DE0000006408FEA5D2.png" xlink:type="simple" xlink:show="embed" xlink:actuate="onLoad"/></draw:frame><draw:frame draw:style-name="fr1" draw:name="Image12" text:anchor-type="paragraph" svg:x="3.6in" svg:y="0.1571in" svg:width="2.3508in" svg:height="0.2909in" draw:z-index="11"><draw:image xlink:href="Pictures/100000000000022800000040B11AA1CC.png" xlink:type="simple" xlink:show="embed" xlink:actuate="onLoad"/></draw:frame></text:p>
      <text:p text:style-name="P1"><draw:frame draw:style-name="fr1" draw:name="Image2" text:anchor-type="paragraph" svg:x="-0.1665in" svg:y="0.45in" svg:width="3.4799in" svg:height="2.0244in" draw:z-index="1"><draw:image xlink:href="Pictures/10000000000003E600000247C1805CB8.png" xlink:type="simple" xlink:show="embed" xlink:actuate="onLoad"/></draw:frame><draw:frame draw:style-name="fr1" draw:name="Image1" text:anchor-type="paragraph" svg:x="-0.1665in" svg:y="2.4319in" svg:width="2.9047in" svg:height="2.8992in" draw:z-index="0"><draw:image xlink:href="Pictures/10000000000002B700000293ECD58A9D.png" xlink:type="simple" xlink:show="embed" xlink:actuate="onLoad"/></draw:frame><draw:frame draw:style-name="fr1" draw:name="Image3" text:anchor-type="paragraph" svg:x="3.5228in" svg:y="0.2555in" svg:width="3.4799in" svg:height="0.8827in" draw:z-index="2"><draw:image xlink:href="Pictures/10000000000003D8000000FF9A86C366.png" xlink:type="simple" xlink:show="embed" xlink:actuate="onLoad"/></draw:frame><draw:frame draw:style-name="fr1" draw:name="Image4" text:anchor-type="paragraph" svg:x="3.5728in" svg:y="2.8071in" svg:width="3.4799in" svg:height="0.5661in" draw:z-index="3"><draw:image xlink:href="Pictures/10000000000003E7000000A01A905E8F.png" xlink:type="simple" xlink:show="embed" xlink:actuate="onLoad"/></draw:frame><draw:frame draw:style-name="fr1" draw:name="Image5" text:anchor-type="paragraph" svg:x="3.5898in" svg:y="1.3874in" svg:width="3.4799in" svg:height="1.2327in" draw:z-index="4"><draw:image xlink:href="Pictures/100000000000039A00000145C4B92B9B.png" xlink:type="simple" xlink:show="embed" xlink:actuate="onLoad"/></draw:frame><draw:frame draw:style-name="fr1" draw:name="Image6" text:anchor-type="paragraph" svg:x="3.6311in" svg:y="3.372in" svg:width="3.4799in" svg:height="0.5992in" draw:z-index="5"><draw:image xlink:href="Pictures/10000000000003EB000000A3B24C132B.png" xlink:type="simple" xlink:show="embed" xlink:actuate="onLoad"/></draw:frame><draw:frame draw:style-name="fr1" draw:name="Image7" text:anchor-type="paragraph" svg:x="3.6228in" svg:y="4.0752in" svg:width="3.4799in" svg:height="0.5244in" draw:z-index="6"><draw:image xlink:href="Pictures/10000000000003DD000000911B9222C7.png" xlink:type="simple" xlink:show="embed" xlink:actuate="onLoad"/></draw:frame><draw:frame draw:style-name="fr1" draw:name="Image8" text:anchor-type="paragraph" svg:x="3.6311in" svg:y="4.6583in" svg:width="3.4799in" svg:height="0.4244in" draw:z-index="7"><draw:image xlink:href="Pictures/10000000000003EB000000747C91BB95.png" xlink:type="simple" xlink:show="embed" xlink:actuate="onLoad"/></draw:frame><draw:frame draw:style-name="fr1" draw:name="Image9" text:anchor-type="paragraph" svg:x="3.5937in" svg:y="5.4165in" svg:width="3.4717in" svg:height="2.4244in" draw:z-index="8"><draw:image xlink:href="Pictures/1000000000000431000002E94F6FBE48.png" xlink:type="simple" xlink:show="embed" xlink:actuate="onLoad"/></draw:frame><draw:frame draw:style-name="fr1" draw:name="Image10" text:anchor-type="paragraph" svg:x="-0.1689in" svg:y="5.4417in" svg:width="3.4465in" svg:height="2.4744in" draw:z-index="9"><draw:image xlink:href="Pictures/100000000000042D000002EC14ED1F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3T17:27:39.567000000</meta:creation-date>
    <dc:date>2014-04-04T14:52:04.006000000</dc:date>
    <meta:editing-duration>PT15M34S</meta:editing-duration>
    <meta:editing-cycles>4</meta:editing-cycles>
    <meta:generator>LibreOffice/4.2.2.1$Windows_x86 LibreOffice_project/3be8cda0bddd8e430d8cda1ebfd581265cca5a0f</meta:generator>
    <meta:document-statistic meta:table-count="0" meta:image-count="12" meta:object-count="0" meta:page-count="1" meta:paragraph-count="1" meta:word-count="2" meta:character-count="14" meta:non-whitespace-character-count="13"/>
  </office:meta>
</office:document-meta>
</file>